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Heading_20_3">
      <style:paragraph-properties fo:break-before="page"/>
      <style:text-properties officeooo:rsid="0037686b" officeooo:paragraph-rsid="0037686b"/>
    </style:style>
    <style:style style:name="P3" style:family="paragraph" style:parent-style-name="Text_20_body">
      <style:text-properties officeooo:rsid="0034de9b" officeooo:paragraph-rsid="0034de9b"/>
    </style:style>
    <style:style style:name="P4" style:family="paragraph" style:parent-style-name="Text_20_body">
      <style:text-properties officeooo:rsid="00359355" officeooo:paragraph-rsid="00359355"/>
    </style:style>
    <style:style style:name="P5" style:family="paragraph" style:parent-style-name="Text_20_body">
      <style:text-properties officeooo:rsid="0037686b" officeooo:paragraph-rsid="0037686b"/>
    </style:style>
    <style:style style:name="P6" style:family="paragraph" style:parent-style-name="Heading_20_1" style:master-page-name="Right_20_Page">
      <style:paragraph-properties style:page-number="auto"/>
      <style:text-properties officeooo:rsid="0037686b" officeooo:paragraph-rsid="0037686b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4de9b"/>
    </style:style>
    <style:style style:name="T4" style:family="text">
      <style:text-properties officeooo:rsid="00359355"/>
    </style:style>
    <style:style style:name="T5" style:family="text">
      <style:text-properties officeooo:rsid="00376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ild Horses</text:h>
      <text:h text:style-name="Heading_20_2" text:outline-level="2">(<text:span text:style-name="T5">The Rolling Stones</text:span>)</text:h>
      <text:p text:style-name="Text_20_body">Time Signature: <text:span text:style-name="T1">4/4</text:span></text:p>
      <text:p text:style-name="Text_20_body">Chords: Am, <text:span text:style-name="T5">Bm, </text:span>C, <text:span text:style-name="T4">D, </text:span>F, G</text:p>
      <text:p text:style-name="Text_20_body">Tempo: <text:span text:style-name="T2">100-120</text:span> BPM</text:p>
      <text:p text:style-name="P1"/>
      <text:h text:style-name="P2" text:outline-level="3">[VERSE 1]</text:h>
      <text:p text:style-name="P5">Bm <text:s text:c="4"/>G <text:s text:c="5"/>Bm <text:s text:c="8"/>G</text:p>
      <text:p text:style-name="P5">Childhood living is easy to do</text:p>
      <text:p text:style-name="P5">Am <text:s text:c="20"/>C <text:s/>D <text:s/>G </text:p>
      <text:p text:style-name="P5">The things that you wanted <text:s text:c="4"/></text:p>
      <text:p text:style-name="P5"><text:s text:c="19"/>D <text:s text:c="4"/>C</text:p>
      <text:p text:style-name="P5">I bought them for you</text:p>
      <text:p text:style-name="P5">Bm <text:s text:c="7"/>G <text:s text:c="9"/>Bm <text:s text:c="6"/>G</text:p>
      <text:p text:style-name="P5">Graceless lady you know who I am</text:p>
      <text:p text:style-name="P5">Am <text:s text:c="15"/>C <text:s text:c="5"/>D </text:p>
      <text:p text:style-name="P5">You know I can't let you <text:s text:c="2"/></text:p>
      <text:p text:style-name="P5">G <text:s text:c="15"/>D</text:p>
      <text:p text:style-name="P5">slide through my hands</text:p>
      <text:h text:style-name="Heading_20_3" text:outline-level="3">[CHORUS]</text:h>
      <text:p text:style-name="P5">Am <text:s text:c="2"/>C <text:s text:c="4"/>D G <text:s text:c="7"/>F <text:s text:c="7"/>C <text:s text:c="2"/>D</text:p>
      <text:p text:style-name="P5">Wild horses couldn't drag me away</text:p>
      <text:p text:style-name="P5">Am <text:s text:c="2"/>C <text:s text:c="4"/>D G <text:s text:c="7"/>F <text:s text:c="7"/>C</text:p>
      <text:p text:style-name="P5">Wild, wild horses couldn't drag me away</text:p>
      <text:h text:style-name="Heading_20_3" text:outline-level="3">[VERSE 2]</text:h>
      <text:p text:style-name="P5">Bm <text:s text:c="11"/>G <text:s text:c="6"/>Bm <text:s text:c="11"/>G </text:p>
      <text:p text:style-name="P5">I watched you suffer a dull aching pain</text:p>
      <text:p text:style-name="P5">Am <text:s text:c="10"/>C <text:s text:c="3"/>D G <text:s text:c="13"/>D <text:s text:c="3"/>C</text:p>
      <text:p text:style-name="P5">Now you've decided, to show me the same</text:p>
      <text:p text:style-name="P5">Bm <text:s text:c="12"/>G <text:s text:c="5"/>Bm <text:s text:c="12"/>G</text:p>
      <text:p text:style-name="P5">No sweeping exit or offstage lines</text:p>
      <text:p text:style-name="P5">Am <text:s text:c="13"/>C <text:s text:c="5"/>D G <text:s text:c="14"/>D</text:p>
      <text:p text:style-name="P5">Could make me feel bitter or treat you unkind</text:p>
      <text:h text:style-name="Heading_20_3" text:outline-level="3">[CHORUS]</text:h>
      <text:p text:style-name="P5">Am <text:s text:c="2"/>C <text:s text:c="4"/>D G <text:s text:c="7"/>F <text:s text:c="7"/>C <text:s text:c="2"/>D</text:p>
      <text:p text:style-name="P5">Wild Horses, couldn't drag me away</text:p>
      <text:p text:style-name="P5">Am <text:s text:c="9"/>C <text:s text:c="4"/>D G <text:s text:c="7"/>F <text:s text:c="7"/>C</text:p>
      <text:p text:style-name="P5">Wild, wild horses couldn't drag me away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soft-page-break/>[VERSE 3]</text:h>
      <text:p text:style-name="P5">Bm <text:s text:c="6"/>G <text:s text:c="10"/>Bm <text:s text:c="9"/>G</text:p>
      <text:p text:style-name="P5">I know I dreamed you a sin and a lie</text:p>
      <text:p text:style-name="P5">Am <text:s text:c="6"/>C <text:s text:c="6"/>D G <text:s text:c="19"/>D <text:s text:c="4"/>C</text:p>
      <text:p text:style-name="P5">I have my freedom but I don't have much time</text:p>
      <text:p text:style-name="P5">Bm <text:s text:c="11"/>G <text:s text:c="7"/>Bm <text:s text:c="10"/>G</text:p>
      <text:p text:style-name="P5">Faith has been broken, tears must be cried</text:p>
      <text:p text:style-name="P5">Am <text:s text:c="10"/>C <text:s text:c="5"/>D G <text:s text:c="9"/>D </text:p>
      <text:p text:style-name="P5">Let's do some living, after we die</text:p>
      <text:h text:style-name="Heading_20_3" text:outline-level="3">[CHORUS]</text:h>
      <text:p text:style-name="P5">Am <text:s text:c="2"/>C <text:s text:c="4"/>D G <text:s text:c="7"/>F <text:s text:c="7"/>C <text:s text:c="2"/>D</text:p>
      <text:p text:style-name="P5">Wild Horses, couldn't drag me away</text:p>
      <text:p text:style-name="P5">Am <text:s text:c="2"/>C <text:s text:c="4"/>D G <text:s text:c="7"/>F <text:s text:c="7"/>C</text:p>
      <text:p text:style-name="P5">Wild wild Horses, we'll ride them some day</text:p>
      <text:p text:style-name="P5">Am <text:s text:c="2"/>C <text:s text:c="4"/>D G <text:s text:c="7"/>F <text:s text:c="7"/>C <text:s text:c="2"/>D</text:p>
      <text:p text:style-name="P5">Wild Horses, couldn't drag me away</text:p>
      <text:p text:style-name="P5">Am <text:s text:c="2"/>C <text:s text:c="4"/>D G <text:s text:c="7"/>F <text:s text:c="7"/>C</text:p>
      <text:p text:style-name="P5">Wild wild Horses, we'll ride them some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0M21S</meta:editing-duration>
    <meta:editing-cycles>40</meta:editing-cycles>
    <meta:generator>LibreOffice/5.2.5.1$MacOSX_X86_64 LibreOffice_project/0312e1a284a7d50ca85a365c316c7abbf20a4d22</meta:generator>
    <dc:title>Lyrics + Chords</dc:title>
    <dc:date>2017-04-10T09:57:09.986557000</dc:date>
    <meta:print-date>2017-04-03T12:23:29.985893000</meta:print-date>
    <meta:document-statistic meta:table-count="0" meta:image-count="0" meta:object-count="0" meta:page-count="3" meta:paragraph-count="55" meta:word-count="289" meta:character-count="1668" meta:non-whitespace-character-count="89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